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Text_20_body">
      <style:paragraph-properties fo:text-align="center" style:justify-single-word="false"/>
      <style:text-properties style:font-name="Times New Roman" officeooo:rsid="00a0ac45" officeooo:paragraph-rsid="00a0ac45"/>
    </style:style>
    <style:style style:name="P3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weight="normal" officeooo:rsid="00a66a71" officeooo:paragraph-rsid="00a66a7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bold" officeooo:rsid="00a22836" officeooo:paragraph-rsid="00a2283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bold" officeooo:rsid="00a22836" officeooo:paragraph-rsid="00a6b64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a0ac45" officeooo:paragraph-rsid="00a0ac45"/>
    </style:style>
    <style:style style:name="P9" style:family="paragraph" style:parent-style-name="Standard">
      <style:paragraph-properties fo:text-align="center" style:justify-single-word="false"/>
      <style:text-properties officeooo:rsid="00a0ac45" officeooo:paragraph-rsid="00a6b642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5db5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6b64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2283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6b6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2283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6b64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2283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5db5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6b64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66a71" officeooo:paragraph-rsid="00a66a7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66a71" officeooo:paragraph-rsid="00a6b64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22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23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9fe5b" style:font-weight-asian="normal" style:font-weight-complex="normal"/>
    </style:style>
    <style:style style:name="P24" style:family="paragraph" style:parent-style-name="Standard">
      <style:paragraph-properties fo:text-align="end" style:justify-single-word="false"/>
      <style:text-properties style:font-name="Times New Roman" fo:font-weight="normal" officeooo:rsid="00ab17c3" officeooo:paragraph-rsid="00ab17c3" style:font-weight-asian="normal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a66a71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officeooo:rsid="00a6b642" style:font-size-asian="14pt" style:font-weight-asian="bold" style:font-size-complex="14pt" style:font-weight-complex="bold"/>
    </style:style>
    <style:style style:name="T4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Times New Roman" fo:font-size="10pt" fo:font-weight="normal" officeooo:rsid="00a22836" style:font-size-asian="10pt" style:font-weight-asian="normal" style:font-size-complex="10pt" style:font-weight-complex="normal"/>
    </style:style>
    <style:style style:name="T6" style:family="text">
      <style:text-properties style:font-name="Times New Roman" fo:font-size="10pt" fo:font-weight="normal" officeooo:rsid="00a5db55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style:text-underline-style="none" style:font-size-asian="10pt" style:font-size-complex="10pt"/>
    </style:style>
    <style:style style:name="T8" style:family="text">
      <style:text-properties style:font-name="Times New Roman" fo:font-size="10pt" style:text-underline-style="none" officeooo:rsid="00a5db55" style:font-size-asian="10pt" style:font-size-complex="10pt"/>
    </style:style>
    <style:style style:name="T9" style:family="text">
      <style:text-properties officeooo:rsid="00a66a71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12" style:family="text">
      <style:text-properties officeooo:rsid="00a6b642"/>
    </style:style>
    <style:style style:name="T13" style:family="text">
      <style:text-properties officeooo:rsid="00a895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Modified APA Formatting for Marron HW </text:span><text:span text:style-name="T10">Document</text:span><text:span text:style-name="T11">s</text:span></text:p>
      <text:p text:style-name="P21">---------------------------------------------------------------------------------------------------------------------------</text:p>
      <text:p text:style-name="P3">Name</text:p>
      <text:p text:style-name="P3">IT <text:span text:style-name="T13"># </text:span>(Marron)</text:p>
      <text:p text:style-name="P24">Group ID</text:p>
      <text:p text:style-name="P23">HW_#</text:p>
      <text:p text:style-name="P5">Date</text:p>
      <text:p text:style-name="P4"/>
      <text:p text:style-name="P8"><text:span text:style-name="T2">Task </text:span><text:span text:style-name="T3">1</text:span><text:span text:style-name="T2">: </text:span><text:span text:style-name="T1">Title</text:span><text:span text:style-name="T4"> </text:span><text:span text:style-name="T5">(14pt Times New Roman, center, bold)</text:span></text:p>
      <text:p text:style-name="P6"/>
      <text:p text:style-name="P12"/>
      <text:p text:style-name="P10"><text:span text:style-name="T9">Level 1 </text:span><text:span text:style-name="T12">Organization</text:span> <text:span text:style-name="T4">(1</text:span><text:span text:style-name="T6">2</text:span><text:span text:style-name="T4">pt Times New Roman, </text:span><text:span text:style-name="T6">center</text:span><text:span text:style-name="T4">, bold)</text:span></text:p>
      <text:p text:style-name="P17"><text:span text:style-name="T9">Level 2 </text:span><text:span text:style-name="T12">Organization</text:span> <text:span text:style-name="T7">(1</text:span><text:span text:style-name="T8">2</text:span><text:span text:style-name="T7">pt Times New Roman, </text:span><text:span text:style-name="T8">L</text:span><text:span text:style-name="T7">, </text:span><text:span text:style-name="T8">underline</text:span><text:span text:style-name="T7">)</text:span></text:p>
      <text:p text:style-name="P14"/>
      <text:p text:style-name="P19">Level 2 <text:span text:style-name="T12">Organization</text:span></text:p>
      <text:p text:style-name="P14"/>
      <text:p text:style-name="P19">Level 2 <text:span text:style-name="T12">Organization</text:span></text:p>
      <text:p text:style-name="P14"/>
      <text:p text:style-name="P16"/>
      <text:p text:style-name="P9"><text:span text:style-name="T2">Task </text:span><text:span text:style-name="T3">2</text:span><text:span text:style-name="T2">: </text:span><text:span text:style-name="T1">Title</text:span><text:span text:style-name="T4"> </text:span><text:span text:style-name="T5">(14pt Times New Roman, center, bold)</text:span></text:p>
      <text:p text:style-name="P7"/>
      <text:p text:style-name="P13"/>
      <text:p text:style-name="P11"><text:span text:style-name="T9">Level 1 </text:span><text:span text:style-name="T12">Organization</text:span> <text:span text:style-name="T4">(1</text:span><text:span text:style-name="T6">2</text:span><text:span text:style-name="T4">pt Times New Roman, </text:span><text:span text:style-name="T6">center</text:span><text:span text:style-name="T4">, bold)</text:span></text:p>
      <text:p text:style-name="P18"><text:span text:style-name="T9">Level 2 </text:span><text:span text:style-name="T12">Organization</text:span> <text:span text:style-name="T7">(1</text:span><text:span text:style-name="T8">2</text:span><text:span text:style-name="T7">pt Times New Roman, </text:span><text:span text:style-name="T8">L</text:span><text:span text:style-name="T7">, </text:span><text:span text:style-name="T8">underline</text:span><text:span text:style-name="T7">)</text:span></text:p>
      <text:p text:style-name="P15"/>
      <text:p text:style-name="P20">Level 2 <text:span text:style-name="T12">Organization</text:span></text:p>
      <text:p text:style-name="P15"/>
      <text:p text:style-name="P20">Level 2 <text:span text:style-name="T12">Organization</text:span></text:p>
      <text:p text:style-name="P20"/>
      <text:p text:style-name="P20"/>
      <text:p text:style-name="P20"/>
      <text:p text:style-name="P9"><text:span text:style-name="T2">Task </text:span><text:span text:style-name="T3">3</text:span><text:span text:style-name="T2">: </text:span><text:span text:style-name="T1">Title</text:span><text:span text:style-name="T4"> </text:span><text:span text:style-name="T5">(14pt Times New Roman, center, bold)</text:span></text:p>
      <text:p text:style-name="P7"/>
      <text:p text:style-name="P13"/>
      <text:p text:style-name="P11"><text:span text:style-name="T9">Level 1 </text:span><text:span text:style-name="T12">Organization</text:span> <text:span text:style-name="T4">(1</text:span><text:span text:style-name="T6">2</text:span><text:span text:style-name="T4">pt Times New Roman, </text:span><text:span text:style-name="T6">center</text:span><text:span text:style-name="T4">, bold)</text:span></text:p>
      <text:p text:style-name="P18"><text:span text:style-name="T9">Level 2 </text:span><text:span text:style-name="T12">Organization</text:span> <text:span text:style-name="T7">(1</text:span><text:span text:style-name="T8">2</text:span><text:span text:style-name="T7">pt Times New Roman, </text:span><text:span text:style-name="T8">L</text:span><text:span text:style-name="T7">, </text:span><text:span text:style-name="T8">underline</text:span><text:span text:style-name="T7">)</text:span></text:p>
      <text:p text:style-name="P15"/>
      <text:p text:style-name="P20">Level 2 <text:span text:style-name="T12">Organization</text:span></text:p>
      <text:p text:style-name="P15"/>
      <text:p text:style-name="P20">Level 2 <text:span text:style-name="T12">Organiz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5-07T15:08:03.092094134</dc:date>
    <meta:editing-duration>PT11H22M58S</meta:editing-duration>
    <meta:editing-cycles>107</meta:editing-cycles>
    <meta:generator>LibreOffice/7.3.7.2$Linux_X86_64 LibreOffice_project/30$Build-2</meta:generator>
    <meta:document-statistic meta:table-count="0" meta:image-count="1" meta:object-count="0" meta:page-count="1" meta:paragraph-count="22" meta:word-count="115" meta:character-count="815" meta:non-whitespace-character-count="722"/>
  </office:meta>
</office:document-meta>
</file>